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Cognitive abilities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perception, attention, action selection, actuation, memory, reasoning, social interaction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erception, attention, action selection, motiva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perception, attention, action selection, actuation, memory, learning, reasoning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perception, attention, action selection, motivation, actuation, memory, learning, reasoning, metareasoning, social interaction, creativity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perception, attention, action selection, actuation, memory, reasoning</text:p>
          </table:table-cell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perception, attention, action selection, memory, reasoning</text:p>
          </table:table-cell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perception, attention, action selection, memory, reasoning</text:p>
          </table:table-cell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perception, attention, action selection, motiva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perception, attention, action selection, motivation, actuation, memory, learning, reasoning</text:p>
          </table:table-cell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perception, attention, action selection, actuation, memory, reasoning, learning, motivation, social interaction</text:p>
          </table:table-cell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perception, attention, action selection, actuation, memory, reasoning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perception, attention, action selection, actuation, memory, learning, reasoning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perception, attention, action selection, actuation, memory, learning, reasoning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erception, attention, action selection, actuation, memory, reasoning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perception, attention, action selec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perception, attention, action selection, motivation, memory, learning, reasoning, social interaction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perception, attention, action selection, motivation, actuation, memory, reasoning</text:p>
          </table:table-cell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perception, attention, action selection, motivation, memory, learning, reasoning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erception, attention, action selection, motivation, memory, learning, reasoning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erception, attention, action selection, motivation, actuation, memory, learning, reasoning, metareasoning, social interaction, creativity</text:p>
          </table:table-cell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perception, attention, action selection, actuation, memory, reasoning, metareasoning</text:p>
          </table:table-cell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perception, attention, action selection, motiva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perception, attention, action selection, motiva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perception, attention, action selection, motivation, <text:s/>actuation, memory, learning, reasoning, metareasoning</text:p>
          </table:table-cell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perception, attention, action selection, memory, reasoning, metareasoning, creativity</text:p>
          </table:table-cell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perception, attention, action selec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perception, attention, action selec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perception, attention, action selection, actuation, memory, learning, reasoning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perception, attention, action selection, motivation, actuation, memory, learning, reasoning, social interaction, creativity</text:p>
          </table:table-cell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perception, attention, action selection, memory, learning, reasoning, creativity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perception, attention, action selection, motiva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perception, attention, action selection, motiva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perception, attention, action selection, memory, learning, reasoning, social interaction </text:p>
          </table:table-cell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perception, attention, action selection, actuation, memory, learning, reasoning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perception, attention, action selection, actuation, motivation, actuation, memory, learning, reasoning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erception, attention, action selection, actuation, memory, reasoning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perception, attention, action selection, actuation, memory, learning, reasoning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perception, attention, action selec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perception, attention, action selec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perception, attention, action selection, actuation, motiv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perception, attention, action selection, actuation, memory, reasoning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perception, attention, action selection, memory, learning, reasoning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perception, attention, action selec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perception, attention, action selection, motiva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perception, attention, action selection, actuation, memory, reasoning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perception, attention, action selection, motiva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perception, attention, action selection, motivation, actuation, learning, memory, reasoning, social interaction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erception, attention, action selection, actuation, memory, learning, reasoning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erception, attention, action selec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perception, attention, action selection, motiva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perception, attention, action selection, actuation, motivation, memory, reasoning, metareasoning, social interaction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perception, attention, action selection, actuation, memory, learning, reasoning, metareasoning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perception, attention, action selec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perception, attention, action selection, motivation, actuation, memory, learning, reasoning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perception, attention, action selection, actuation, memory, reasoning, social interaction</text:p>
          </table:table-cell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perception, attention, action selection, actuation, memory, reasoning, metareasoning</text:p>
          </table:table-cell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perception, attention, action selection, actuation, memory, learning, reasoning</text:p>
          </table:table-cell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perception, attention, action selection, memory, learning, reasoning, creativity</text:p>
          </table:table-cell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perception, attention, action selection, motivation, memory, learning, reasoning</text:p>
          </table:table-cell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perception, attention, action selection, motiva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perception, attention, action selection, actuation, memory, reasoning, social interaction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perception, attention, action selection, memory, reasoning, metareasoning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perception, attention, action selection, motiva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perception, attention, action selec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erception, attention, action selec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perception, attention, action selection, motivation, actuation, memory, reasoning, metareasoning, social interaction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perception, attention, action selec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perception, attention, action selection, actuation, memory, learning, reasoning, metareasoning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perception, attention, action selection, actuation, memory, learning, reasoning</text:p>
          </table:table-cell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perception, attention, action selection, memory, learning, reasoning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perception, attention, action selection, actuation, memory, learning, reasoning, metareasoning</text:p>
          </table:table-cell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perception, attention, action selec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perception, attention, action selection, actuation, memory, learning, reasoning, metareasoning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perception, attention, action selec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perception, attention, action selection, actuation, memory, learning, reasoning, social interaction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perception, attention, action selection, motiva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perception, attention, action selection, motivation, actuation, memory, learning, reasoning, metareasoning, social interaction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erception, attention, action selection, actuation, memory, learning, reasoning, creativity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perception, attention, action selection, actuation, memory, reasoning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perception, attention, action selection, actuation, social interaction</text:p>
          </table:table-cell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perception, attention, action selection, memory, learning, reasoning</text:p>
          </table:table-cell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perception, attention, action selection, actuation, memory, learning, reasoning</text:p>
          </table:table-cell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perception, attention, action selection, memory, learning, reasoning</text:p>
          </table:table-cell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perception, attention, action selection, motivation, actuation, memory, learning, reasoning, social interaction</text:p>
          </table:table-cell>
        </table:table-row>
      </table:table>
      <table:named-expressions/>
      <table:database-ranges>
        <table:database-range table:name="__Anonymous_Sheet_DB__0" table:target-range-address="Sheet1.A1:Sheet1.B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00-00-00</text:date>, <text:time style:data-style-name="N2" text:time-value="19:47:21.942410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21:40:48.797702985</meta:creation-date>
    <dc:date>2018-09-09T19:46:12.033235657</dc:date>
    <meta:editing-duration>PT11M2S</meta:editing-duration>
    <meta:editing-cycles>3</meta:editing-cycles>
    <meta:generator>LibreOffice/5.1.6.2$Linux_X86_64 LibreOffice_project/10m0$Build-2</meta:generator>
    <meta:document-statistic meta:table-count="1" meta:cell-count="170" meta:object-count="0"/>
  </office:meta>
</office:document-meta>
</file>